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48646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4646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40841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1841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35503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4503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22644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2644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12218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6218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73249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3249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1983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8829999999999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821863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2863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72187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81869999999999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54201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5201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7875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875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9283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836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84671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2671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832034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2034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82338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638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0471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71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83007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0007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830147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0147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84753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753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6387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1879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764702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1702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84861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861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784175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4175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97968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7968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792374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0374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79573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6573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744518"/>
          <table:table-cell office:value-type="float" office:value="0.0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551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786508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8508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748556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555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49639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63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7853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3599999999999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86301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301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756651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3651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809607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6607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791725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7725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801335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6335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